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paragraph-rsid="00054b29"/>
    </style:style>
    <style:style style:name="P2" style:family="paragraph" style:parent-style-name="Standard">
      <style:text-properties officeooo:paragraph-rsid="00064bdd"/>
    </style:style>
    <style:style style:name="T1" style:family="text">
      <style:text-properties officeooo:rsid="00020f5b"/>
    </style:style>
    <style:style style:name="T2" style:family="text">
      <style:text-properties officeooo:rsid="00041ecb"/>
    </style:style>
    <style:style style:name="T3" style:family="text">
      <style:text-properties officeooo:rsid="0004c0a1"/>
    </style:style>
    <style:style style:name="T4" style:family="text">
      <style:text-properties officeooo:rsid="00054b29"/>
    </style:style>
    <style:style style:name="T5" style:family="text">
      <style:text-properties officeooo:rsid="00064bdd"/>
    </style:style>
    <style:style style:name="T6" style:family="text">
      <style:text-properties officeooo:rsid="0006d2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che quando si svolge un lavoro che ha significato per pochi, in realta' si sta collaborando con ogni persona del pianeta al lavoro universale svolto da tutta la societa'. In passato, nelle piccole societa' come le tribu', ciò era evidente. Infatti, ognuno era indispensabile a tutti gli altri e, anche se la mansione svolta era umile, come ad esempio badare al gregge mentre il resto della tribu' cacciava, <text:s/>se non fosse stata svolta, questo avrebbe costituito un danno per tutti. Oggigiorno, non e' piu' così scontato pensare in questo modo, soprattutto perche' i modelli culturali premiano <text:span text:style-name="T1">ruoli lavorativi</text:span> di prestigio, come ad esempio <text:span text:style-name="T1">il ruolo dell’</text:span>ingegner<text:span text:style-name="T1">e</text:span>, <text:span text:style-name="T1">del </text:span>medic<text:span text:style-name="T1">o</text:span>, <text:span text:style-name="T1">dell’</text:span>imprenditor<text:span text:style-name="T1">e</text:span>, e mett<text:span text:style-name="T1">o</text:span>no in ombra lavori piu' umili, come ad esempio <text:span text:style-name="T1">il </text:span>manoval<text:span text:style-name="T1">e</text:span>, <text:span text:style-name="T1">il </text:span>commess<text:span text:style-name="T1">o</text:span>, <text:span text:style-name="T1">il </text:span>camerier<text:span text:style-name="T1">e</text:span>. <text:span text:style-name="T5">Ma se lo spazzino non raccogliesse la spazzattura dai cassonetti, dopo sette giorni ci sarebbe la peste per tutta la citta’. E’ grazie alla costanza e alla dedizione, seppur piccola, che la vite di ferro viene fabbricata dalle mani dell’operaio. </text:span><text:span text:style-name="T6">Se l’operaio e’ in pace con se stesso, compie semplicemente e diligentemente il suo lavoro, ed anche se </text:span><text:span text:style-name="T5">chiunque altro avrebbe potuto imparare in breve la tecnica e fabbricare in ugual modo </text:span><text:span text:style-name="T6">la vite</text:span><text:span text:style-name="T5">, </text:span><text:span text:style-name="T6">lui</text:span><text:span text:style-name="T5">, quando </text:span><text:span text:style-name="T6">l’</text:span><text:span text:style-name="T5">ha fabbricata, </text:span><text:span text:style-name="T6">era li’ a impiegare il suo tempo, la sua concentrazione mentale e la sua salute, proprio per fabbricarla. Quindi, il suo non e’ stato un mero atto meccanico sostituibile con qualsiasi altro atto meccanico equivalente</text:span><text:span text:style-name="T5">. E’ come quando un genitore aspetta la figlia all’uscita da scuola. Chiunque altro avrebbe potuto prenderla ed accompagnarla a casa, ma quel genitore, </text:span><text:span text:style-name="T6">per sua figlia, era li’.</text:span><text:span text:style-name="T5"> </text:span><text:span text:style-name="T6">L’operaio, se e’ in pace con Dio, era li’ per fabbricare quei piccoli artefatti, e dargli la forma e consistenza voluti.</text:span></text:p>
      <text:p text:style-name="P2"/>
      <text:p text:style-name="P2"><text:span text:style-name="T5">Q</text:span>uando un lavoratore rispetta e crede in tutte le leggi della societa', lavora onestamente nel rispetto di tutti, egli e' al pari di ogni altro lavoratore. La ragione e' che, inanzitutto, per vivere egli non cerca via traverse, che danneggerebbero in piccola o grande misura l'altro. Inoltre, <text:span text:style-name="T2">il servizio di codesto lavoratore, essendo richiesto dal datore di lavoro e dai clienti, e', come gia' spiegato prima, utile ad una parte grande o piccola della societa', e quindi, ad almeno una persona</text:span>.</text:p>
      <text:p text:style-name="P1"><text:span text:style-name="T4"><text:s text:c="2"/>Il premio per pensare in questo modo, non e’ da cercare nel ritorno economico. </text:span>Il mercato e' ingiusto, perche' a parita' di utilita' e bonta' di un servizio, alcuni lavori sono pagati di piu', altri di meno. Mentre una grossa azienda rivende il suo servizio a dieci o cento volte tanto il suo effettivo costo di produzione, un lavoratore autonomo non può comportarsi allo stesso modo: i costi che deve sostenere sono molto piu' alti e la sua clientela infinitamente piu' ristretta. Eppure, l'idraulico che ripara il tubo dell'acqua <text:span text:style-name="T4">che perde</text:span>, svolge un lavoro tanto utile quanto quello dell'azienda che vende <text:span text:style-name="T4">un’automobile</text:span>. </text:p>
      <text:p text:style-name="P1"><text:span text:style-name="T4">Tuttavia, accettando il mondo cosi’ come e’ e tentando di cambiarlo solo senza la forza, in maniera non violenta, lentamente nel tempo, consente di sacrificarsi per lavorare, alle condizioni attuali del mercato, e vedere il proprio sacrificio come un atto di amore verso la societa’. Infatti, o</text:span>gni lavoratore e' al pari di ogni lavoratore, <text:span text:style-name="T4">e</text:span> porta avanti la societa' nel suo piccolo. </text:p>
      <text:p text:style-name="Standard"/>
      <text:p text:style-name="Standard">Un lavoratore, così come un'azienda, guadagnando nel tempo dispone di un capitale. Tuttavia, egli e' piu' libero ed ha piu' potere di spendere il suo capitale per il bene collettivo. Quando lo utilizza per soddisfare le proprie necessita' e desideri premia i lavoratori che gli offrono dei servizi, e a catena i lavoratori che offrono i servi<text:span text:style-name="T3">zi</text:span> a questi ultimi. </text:p>
      <text:p text:style-name="Standard"/>
      <text:p text:style-name="Standard">Tuttavia, il lavoratore ha piu' liberta' e potere,perche' può scegliere di prediligere dei prodotti e dei servizi al posto di altri, per rispettare dei principi, come ad esempio, comprare presso una bottega locale piuttosto che presso un supermercato, comprare frutta e verdura della propria regione, usare prodotti biologici e che rispettano gli animali, fino a prodotti fair trade e simil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riam Lo Pumo</meta:initial-creator>
    <meta:creation-date>2022-07-12T21:44:02</meta:creation-date>
    <dc:date>2022-09-21T20:00:20.364520765</dc:date>
    <meta:editing-duration>PT1H29M38S</meta:editing-duration>
    <meta:editing-cycles>18</meta:editing-cycles>
    <meta:generator>LibreOffice/7.3.5.2$Linux_X86_64 LibreOffice_project/30$Build-2</meta:generator>
    <meta:document-statistic meta:table-count="0" meta:image-count="0" meta:object-count="0" meta:page-count="1" meta:paragraph-count="6" meta:word-count="652" meta:character-count="4039" meta:non-whitespace-character-count="3386"/>
  </office:meta>
</office:document-meta>
</file>